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22"/>
        <table:table-column table:style-name="co11" table:default-cell-style-name="ce123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sold or disposed of</text:p>
          </table:table-cell>
          <table:table-cell table:style-name="ce344" office:value-type="string" calcext:value-type="string">
            <text:p>Proceeds (sales price)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Sol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sold or disposed of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/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4: 1.00000000 of 3.00000000 B4</text:p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4</text:p>
          </table:table-cell>
          <table:table-cell table:style-name="taxable_event_note_default" office:value-type="string">
            <text:p>1/2: 0.18000000 of 1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4</text:p>
          </table:table-cell>
          <table:table-cell table:style-name="taxable_event_note_default" office:value-type="string">
            <text:p>2/2: 0.82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4</text:p>
          </table:table-cell>
          <table:table-cell table:style-name="taxable_event_note_default" office:value-type="string">
            <text:p>1/2: 0.18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82000000 of 1.00000000 B4</text:p>
          </table:table-cell>
          <table:table-cell table:style-name="taxable_event_note_default" office:value-type="string">
            <text:p>2/2: 0.82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default-cell-style-name="ce251"/>
        <table:table-column table:style-name="co28" table:visibility="collapse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Interest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6"/>
          <table:table-cell table:style-name="ce268"/>
          <table:table-cell table:style-name="ce277"/>
          <table:table-cell table:style-name="ce276"/>
          <table:table-cell table:style-name="ce276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/>
          <table:table-cell table:style-name="ce288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Investment Expenses</text:p>
          </table:table-cell>
          <table:covered-table-cell table:style-name="ce128"/>
          <table:covered-table-cell table:style-name="ce255"/>
          <table:covered-table-cell table:style-name="Default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transac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Transaction fee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transact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transacton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4</text:p>
          </table:table-cell>
          <table:table-cell table:style-name="taxable_event_note_default" office:value-type="string">
            <text:p>1/1: 0.82000000 of 0.8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1"/>
          <table:table-cell table:style-name="ce250"/>
          <table:table-cell table:style-name="ce250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5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1"/>
          <table:table-cell table:style-name="ce264"/>
          <table:table-cell/>
          <table:table-cell/>
          <table:table-cell table:style-name="ce299"/>
          <table:table-cell table:style-name="ce275"/>
          <table:table-cell table:style-name="ce250"/>
          <table:table-cell table:style-name="ce250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0"/>
          <table:table-cell table:style-name="ce240"/>
          <table:table-cell table:style-name="ce260"/>
          <table:table-cell table:style-name="ce241"/>
          <table:table-cell table:style-name="ce282"/>
          <table:table-cell table:style-name="ce282"/>
          <table:table-cell table:style-name="ce282"/>
          <table:table-cell table:style-name="ce296"/>
          <table:table-cell table:style-name="ce296"/>
          <table:table-cell table:style-name="ce250"/>
          <table:table-cell table:style-name="ce291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1"/>
          <table:table-cell table:style-name="ce241"/>
          <table:table-cell table:style-name="ce260"/>
          <table:table-cell table:style-name="ce241"/>
          <table:table-cell table:style-name="ce260"/>
          <table:table-cell table:style-name="ce260"/>
          <table:table-cell table:style-name="ce282"/>
          <table:table-cell table:style-name="ce282"/>
          <table:table-cell table:style-name="ce260"/>
          <table:table-cell table:style-name="ce307"/>
          <table:table-cell table:style-name="ce316"/>
          <table:table-cell table:style-name="ce307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/>
          <table:table-cell table:style-name="ce242"/>
          <table:table-cell table:style-name="ce247"/>
          <table:table-cell table:style-name="ce242"/>
          <table:table-cell table:style-name="ce283"/>
          <table:table-cell table:style-name="ce290"/>
          <table:table-cell table:style-name="ce282"/>
          <table:table-cell table:style-name="ce297"/>
          <table:table-cell table:style-name="ce247"/>
          <table:table-cell table:style-name="ce290"/>
          <table:table-cell table:style-name="ce316"/>
          <table:table-cell table:style-name="ce290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47"/>
          <table:table-cell table:style-name="ce247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283"/>
          <table:table-cell table:style-name="ce316"/>
          <table:table-cell table:style-name="ce283"/>
          <table:table-cell table:style-name="ce325"/>
          <table:table-cell table:style-name="ce325"/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3"/>
          <table:table-cell table:style-name="ce261"/>
          <table:table-cell table:style-name="ce272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9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52"/>
          <table:table-cell table:style-name="ce261"/>
          <table:table-cell table:style-name="ce271"/>
          <table:table-cell table:style-name="ce284"/>
          <table:table-cell table:style-name="ce281"/>
          <table:table-cell table:style-name="ce291"/>
          <table:table-cell table:style-name="ce291"/>
          <table:table-cell table:style-name="ce299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8"/>
          <table:table-cell table:style-name="ce253"/>
          <table:table-cell table:style-name="ce262"/>
          <table:table-cell table:style-name="ce273"/>
          <table:table-cell table:style-name="ce284"/>
          <table:table-cell table:style-name="ce284"/>
          <table:table-cell table:style-name="ce291"/>
          <table:table-cell table:style-name="ce291"/>
          <table:table-cell table:style-name="ce300"/>
          <table:table-cell table:style-name="ce308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49"/>
          <table:table-cell table:style-name="ce254"/>
          <table:table-cell table:style-name="ce263"/>
          <table:table-cell table:style-name="ce274"/>
          <table:table-cell table:style-name="ce285"/>
          <table:table-cell table:style-name="ce285"/>
          <table:table-cell/>
          <table:table-cell/>
          <table:table-cell table:style-name="ce301"/>
          <table:table-cell table:style-name="ce310"/>
          <table:table-cell table:style-name="ce317"/>
          <table:table-cell table:style-name="ce321"/>
          <table:table-cell table:style-name="ce254"/>
          <table:table-cell table:style-name="ce330"/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65"/>
          <table:table-cell/>
          <table:table-cell/>
          <table:table-cell table:style-name="ce299"/>
          <table:table-cell table:style-name="ce308"/>
          <table:table-cell table:style-name="ce250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65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5"/>
          <table:table-cell table:style-name="ce281"/>
          <table:table-cell table:style-name="ce281"/>
          <table:table-cell/>
          <table:table-cell/>
          <table:table-cell table:style-name="ce299"/>
          <table:table-cell table:style-name="ce309"/>
          <table:table-cell table:style-name="ce318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5"/>
          <table:table-cell table:style-name="ce271"/>
          <table:table-cell table:style-name="ce281"/>
          <table:table-cell table:style-name="ce281"/>
          <table:table-cell/>
          <table:table-cell/>
          <table:table-cell table:style-name="ce299"/>
          <table:table-cell table:style-name="ce308"/>
          <table:table-cell table:style-name="ce318"/>
          <table:table-cell table:style-name="ce322"/>
          <table:table-cell table:style-name="ce252"/>
          <table:table-cell table:style-name="ce328"/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ce248"/>
          <table:table-cell table:style-name="ce252"/>
          <table:table-cell table:style-name="ce264"/>
          <table:table-cell table:style-name="ce275"/>
          <table:table-cell table:style-name="ce281"/>
          <table:table-cell table:style-name="ce264"/>
          <table:table-cell/>
          <table:table-cell/>
          <table:table-cell table:style-name="ce299"/>
          <table:table-cell table:style-name="ce309"/>
          <table:table-cell table:style-name="ce250"/>
          <table:table-cell table:style-name="ce322"/>
          <table:table-cell table:style-name="ce252"/>
          <table:table-cell table:style-name="ce329"/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66"/>
          <table:table-cell table:style-name="ce250"/>
          <table:table-cell table:style-name="ce250"/>
          <table:table-cell table:style-name="ce250"/>
          <table:table-cell/>
          <table:table-cell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9T10:04:16.228145</dc:date>
    <meta:editing-duration>P1DT10H4M5S</meta:editing-duration>
    <meta:editing-cycles>101</meta:editing-cycles>
    <meta:generator>http://pypi.python.org/pypi/ezodf/0.1.0$Python3.10.1 (main, Dec  6 2021, 22:18:13) [Clang 13.0.0 (clang-1300.0.29.3)]</meta:generator>
    <meta:document-statistic meta:table-count="14" meta:cell-count="525" meta:object-count="0"/>
  </office:meta>
</office:document-meta>
</file>